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Тестовое задание:</text:p>
      <text:p text:style-name="Standard">Нужно сверстать 2 страницы из PDF файла.</text:p>
      <text:p text:style-name="Standard">Логотип который внизу страницы верстать не нужно, просто текст и номер страницы.</text:p>
      <text:p text:style-name="Standard">Использовать препроцессоры scss, sass или less.</text:p>
      <text:p text:style-name="Standard">Результат залить в GIT репозиторий и ссылку отправить в письме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6:37:45.409020555</meta:creation-date>
    <dc:date>2021-09-23T16:38:24.340756795</dc:date>
    <meta:editing-duration>PT40S</meta:editing-duration>
    <meta:editing-cycles>1</meta:editing-cycles>
    <meta:document-statistic meta:table-count="0" meta:image-count="0" meta:object-count="0" meta:page-count="1" meta:paragraph-count="5" meta:word-count="37" meta:character-count="247" meta:non-whitespace-character-count="215"/>
    <meta:generator>LibreOffice/6.4.7.2$Linux_X86_64 LibreOffice_project/40$Build-2</meta:generator>
  </office:meta>
</office:document-meta>
</file>